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0.442cm" table:align="left"/>
    </style:style>
    <style:style style:name="Table2.A" style:family="table-column">
      <style:table-column-properties style:column-width="1.914cm"/>
    </style:style>
    <style:style style:name="Table2.B" style:family="table-column">
      <style:table-column-properties style:column-width="8.52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53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53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53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53cm" fo:border-left="0.2pt double #808080" fo:border-right="0.75pt double #808080" fo:border-top="none" fo:border-bottom="0.2pt double #808080"/>
    </style:style>
    <style:style style:name="Table2.A7"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le2.B7" style:family="table-cell">
      <style:table-cell-properties style:vertical-align="middle" style:border-line-width-left="0.002cm 0.004cm 0.002cm" style:border-line-width-right="0.009cm 0.009cm 0.009cm" style:border-line-width-bottom="0.009cm 0.009cm 0.009cm" fo:padding="0.053cm" fo:border-left="0.2pt double #808080" fo:border-right="0.75pt double #808080" fo:border-top="none" fo:border-bottom="0.75pt double #80808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Table_20_Contents">
      <style:text-properties officeooo:paragraph-rsid="00431c82"/>
    </style:style>
    <style:style style:name="P4" style:family="paragraph" style:parent-style-name="Table_20_Contents">
      <style:text-properties officeooo:paragraph-rsid="000eb4fc"/>
    </style:style>
    <style:style style:name="P5" style:family="paragraph" style:parent-style-name="Table_20_Contents">
      <style:text-properties officeooo:rsid="000f5486" officeooo:paragraph-rsid="000f5486"/>
    </style:style>
    <style:style style:name="P6" style:family="paragraph" style:parent-style-name="Table_20_Contents">
      <style:text-properties officeooo:rsid="00431c82" officeooo:paragraph-rsid="00431c82"/>
    </style:style>
    <style:style style:name="P7" style:family="paragraph" style:parent-style-name="Text_20_body">
      <style:text-properties officeooo:paragraph-rsid="00431c82"/>
    </style:style>
    <style:style style:name="P8" style:family="paragraph" style:parent-style-name="Text_20_body">
      <style:text-properties officeooo:rsid="0046eb03" officeooo:paragraph-rsid="0046eb03"/>
    </style:style>
    <style:style style:name="P9" style:family="paragraph" style:parent-style-name="Text_20_body">
      <style:text-properties officeooo:rsid="00480c63" officeooo:paragraph-rsid="00480c63"/>
    </style:style>
    <style:style style:name="P10" style:family="paragraph" style:parent-style-name="Standard">
      <style:text-properties style:text-underline-style="solid" style:text-underline-type="double" style:text-underline-width="auto" style:text-underline-color="font-color" officeooo:rsid="000c7fc1" officeooo:paragraph-rsid="000eb4fc"/>
    </style:style>
    <style:style style:name="P11" style:family="paragraph" style:parent-style-name="Heading_20_1">
      <style:text-properties officeooo:rsid="0046eb03" officeooo:paragraph-rsid="0046eb03"/>
    </style:style>
    <style:style style:name="P12" style:family="paragraph" style:parent-style-name="Heading_20_1">
      <style:text-properties officeooo:paragraph-rsid="004bfeb8"/>
    </style:style>
    <style:style style:name="P13" style:family="paragraph" style:parent-style-name="Heading_20_2">
      <style:text-properties officeooo:paragraph-rsid="004bfeb8"/>
    </style:style>
    <style:style style:name="P14" style:family="paragraph" style:parent-style-name="Table_20_Contents">
      <style:text-properties officeooo:rsid="000f5486" officeooo:paragraph-rsid="000f5486"/>
    </style:style>
    <style:style style:name="P15" style:family="paragraph" style:parent-style-name="Table_20_Contents">
      <style:text-properties officeooo:rsid="004bda30" officeooo:paragraph-rsid="004bda30"/>
    </style:style>
    <style:style style:name="P16" style:family="paragraph" style:parent-style-name="Text_20_body" style:list-style-name="L1"/>
    <style:style style:name="P17" style:family="paragraph" style:parent-style-name="Text_20_body" style:list-style-name="L1">
      <style:text-properties officeooo:paragraph-rsid="004bbdaa"/>
    </style:style>
    <style:style style:name="P18" style:family="paragraph" style:parent-style-name="Text_20_body" style:list-style-name="L2">
      <style:text-properties officeooo:paragraph-rsid="00431c82"/>
    </style:style>
    <style:style style:name="P19" style:family="paragraph" style:parent-style-name="Text_20_body" style:list-style-name="L11">
      <style:text-properties officeooo:rsid="01179f8e" officeooo:paragraph-rsid="004bfeb8"/>
    </style:style>
    <style:style style:name="P20" style:family="paragraph" style:parent-style-name="Text_20_body">
      <style:text-properties officeooo:rsid="00f3d81e" officeooo:paragraph-rsid="004bfeb8"/>
    </style:style>
    <style:style style:name="P21" style:family="paragraph" style:parent-style-name="Text_20_body" style:list-style-name="L4">
      <style:text-properties officeooo:paragraph-rsid="004bfeb8"/>
    </style:style>
    <style:style style:name="P22" style:family="paragraph" style:parent-style-name="Text_20_body" style:list-style-name="L4">
      <style:text-properties officeooo:rsid="00f8dd92" officeooo:paragraph-rsid="004bfeb8"/>
    </style:style>
    <style:style style:name="P23" style:family="paragraph" style:parent-style-name="Text_20_body" style:list-style-name="L4">
      <style:text-properties fo:font-weight="bold" officeooo:rsid="00f8dd92" officeooo:paragraph-rsid="004bfeb8" style:font-weight-asian="bold" style:font-weight-complex="bold"/>
    </style:style>
    <style:style style:name="P24" style:family="paragraph" style:parent-style-name="Text_20_body" style:list-style-name="L4">
      <style:text-properties fo:font-weight="bold" officeooo:rsid="00fa60af" officeooo:paragraph-rsid="004bfeb8" style:font-weight-asian="bold" style:font-weight-complex="bold"/>
    </style:style>
    <style:style style:name="P25" style:family="paragraph" style:parent-style-name="Text_20_body" style:list-style-name="L8">
      <style:text-properties fo:font-weight="normal" officeooo:rsid="00fae9aa" officeooo:paragraph-rsid="004bfeb8" style:font-weight-asian="normal" style:font-weight-complex="normal"/>
    </style:style>
    <style:style style:name="P26" style:family="paragraph" style:parent-style-name="Text_20_body" style:list-style-name="L8">
      <style:text-properties fo:font-weight="normal" officeooo:rsid="00fc586d" officeooo:paragraph-rsid="004bfeb8" style:font-weight-asian="normal" style:font-weight-complex="normal"/>
    </style:style>
    <style:style style:name="P27" style:family="paragraph" style:parent-style-name="Text_20_body" style:list-style-name="L8">
      <style:text-properties fo:font-weight="normal" officeooo:rsid="00fc9978" officeooo:paragraph-rsid="004bfeb8" style:font-weight-asian="normal" style:font-weight-complex="normal"/>
    </style:style>
    <style:style style:name="P28" style:family="paragraph" style:parent-style-name="Text_20_body" style:list-style-name="L8">
      <style:text-properties fo:font-weight="normal" officeooo:rsid="00fd9537" officeooo:paragraph-rsid="004bfeb8" style:font-weight-asian="normal" style:font-weight-complex="normal"/>
    </style:style>
    <style:style style:name="P29" style:family="paragraph" style:parent-style-name="Text_20_body" style:list-style-name="L10">
      <style:text-properties fo:font-weight="normal" officeooo:rsid="0109531f" officeooo:paragraph-rsid="004bfeb8" style:font-weight-asian="normal" style:font-weight-complex="normal"/>
    </style:style>
    <style:style style:name="P30" style:family="paragraph" style:parent-style-name="Text_20_body">
      <style:text-properties officeooo:rsid="01066ebc" officeooo:paragraph-rsid="004bfeb8"/>
    </style:style>
    <style:style style:name="P31" style:family="paragraph" style:parent-style-name="Text_20_body" style:list-style-name="L10">
      <style:text-properties officeooo:rsid="0104de7d" officeooo:paragraph-rsid="004bfeb8"/>
    </style:style>
    <style:style style:name="P32" style:family="paragraph" style:parent-style-name="Text_20_body">
      <style:text-properties officeooo:rsid="010b7eab" officeooo:paragraph-rsid="004bfeb8"/>
    </style:style>
    <style:style style:name="P33" style:family="paragraph" style:parent-style-name="Text_20_body" style:list-style-name="L11">
      <style:text-properties officeooo:rsid="010d8ecd" officeooo:paragraph-rsid="004bfeb8"/>
    </style:style>
    <style:style style:name="P34" style:family="paragraph" style:parent-style-name="Text_20_body" style:list-style-name="L11">
      <style:text-properties officeooo:rsid="010d3cf3" officeooo:paragraph-rsid="004bfeb8"/>
    </style:style>
    <style:style style:name="P35" style:family="paragraph" style:parent-style-name="Text_20_body" style:list-style-name="L11">
      <style:text-properties officeooo:rsid="010dd041" officeooo:paragraph-rsid="004bfeb8"/>
    </style:style>
    <style:style style:name="P36" style:family="paragraph" style:parent-style-name="Text_20_body" style:list-style-name="L11">
      <style:text-properties officeooo:rsid="010f1b77" officeooo:paragraph-rsid="004bfeb8"/>
    </style:style>
    <style:style style:name="P37" style:family="paragraph" style:parent-style-name="Text_20_body" style:list-style-name="L11">
      <style:text-properties officeooo:rsid="010f1d35" officeooo:paragraph-rsid="004bfeb8"/>
    </style:style>
    <style:style style:name="P38" style:family="paragraph" style:parent-style-name="Text_20_body" style:list-style-name="L11">
      <style:text-properties officeooo:rsid="010f67e0" officeooo:paragraph-rsid="004bfeb8"/>
    </style:style>
    <style:style style:name="P39" style:family="paragraph" style:parent-style-name="Text_20_body" style:list-style-name="L11">
      <style:text-properties officeooo:rsid="01153b9a" officeooo:paragraph-rsid="004bfeb8"/>
    </style:style>
    <style:style style:name="P40" style:family="paragraph" style:parent-style-name="Text_20_body" style:list-style-name="L9">
      <style:text-properties officeooo:paragraph-rsid="004bfeb8"/>
    </style:style>
    <style:style style:name="P41" style:family="paragraph" style:parent-style-name="Text_20_body" style:list-style-name="L10">
      <style:text-properties officeooo:paragraph-rsid="004bfeb8"/>
    </style:style>
    <style:style style:name="P42" style:family="paragraph" style:parent-style-name="Text_20_body" style:list-style-name="L2">
      <style:paragraph-properties fo:margin-top="0cm" fo:margin-bottom="0cm" loext:contextual-spacing="false"/>
      <style:text-properties officeooo:paragraph-rsid="00431c82"/>
    </style:style>
    <style:style style:name="P43" style:family="paragraph" style:parent-style-name="Title">
      <style:text-properties officeooo:rsid="00431c82" officeooo:paragraph-rsid="004bda30"/>
    </style:style>
    <style:style style:name="T1" style:family="text">
      <style:text-properties officeooo:rsid="000d0825"/>
    </style:style>
    <style:style style:name="T2" style:family="text">
      <style:text-properties officeooo:rsid="000f5486"/>
    </style:style>
    <style:style style:name="T3"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fo:font-weight="bold" officeooo:rsid="000f5486" style:font-name-asian="Noto Sans CJK SC" style:font-size-asian="28pt" style:font-weight-asian="bold" style:font-name-complex="Lohit Devanagari" style:font-size-complex="28pt" style:font-weight-complex="bold"/>
    </style:style>
    <style:style style:name="T6" style:family="text">
      <style:text-properties style:font-name="Liberation Sans" fo:font-size="28pt" fo:font-weight="bold" officeooo:rsid="00480c63" style:font-name-asian="Noto Sans CJK SC" style:font-size-asian="28pt" style:font-weight-asian="bold" style:font-name-complex="Lohit Devanagari" style:font-size-complex="28pt" style:font-weight-complex="bold"/>
    </style:style>
    <style:style style:name="T7" style:family="text">
      <style:text-properties officeooo:rsid="00431c82"/>
    </style:style>
    <style:style style:name="T8" style:family="text">
      <style:text-properties officeooo:rsid="0046eb03"/>
    </style:style>
    <style:style style:name="T9" style:family="text">
      <style:text-properties officeooo:rsid="00480c63"/>
    </style:style>
    <style:style style:name="T10" style:family="text">
      <style:text-properties officeooo:rsid="004bbdaa"/>
    </style:style>
    <style:style style:name="T11" style:family="text">
      <style:text-properties officeooo:rsid="01a48b14"/>
    </style:style>
    <style:style style:name="T12" style:family="text">
      <style:text-properties fo:font-weight="bold" style:font-weight-asian="bold" style:font-weight-complex="bold"/>
    </style:style>
    <style:style style:name="T13" style:family="text">
      <style:text-properties fo:font-weight="bold" officeooo:rsid="00f7f811" style:font-weight-asian="bold" style:font-weight-complex="bold"/>
    </style:style>
    <style:style style:name="T14" style:family="text">
      <style:text-properties fo:font-weight="bold" officeooo:rsid="00fc586d" style:font-weight-asian="bold" style:font-weight-complex="bold"/>
    </style:style>
    <style:style style:name="T15" style:family="text">
      <style:text-properties officeooo:rsid="00f7f811"/>
    </style:style>
    <style:style style:name="T16" style:family="text">
      <style:text-properties fo:font-weight="normal" style:font-weight-asian="normal" style:font-weight-complex="normal"/>
    </style:style>
    <style:style style:name="T17" style:family="text">
      <style:text-properties fo:font-weight="normal" officeooo:rsid="01a48b14" style:font-weight-asian="normal" style:font-weight-complex="normal"/>
    </style:style>
    <style:style style:name="T18" style:family="text">
      <style:text-properties fo:font-weight="normal" officeooo:rsid="00f7f811" style:font-weight-asian="normal" style:font-weight-complex="normal"/>
    </style:style>
    <style:style style:name="T19" style:family="text">
      <style:text-properties fo:font-weight="normal" officeooo:rsid="00fae9aa" style:font-weight-asian="normal" style:font-weight-complex="normal"/>
    </style:style>
    <style:style style:name="T20" style:family="text">
      <style:text-properties fo:font-weight="normal" officeooo:rsid="01016b7f" style:font-weight-asian="normal" style:font-weight-complex="normal"/>
    </style:style>
    <style:style style:name="T21" style:family="text">
      <style:text-properties fo:font-weight="normal" officeooo:rsid="01034256" style:font-weight-asian="normal" style:font-weight-complex="normal"/>
    </style:style>
    <style:style style:name="T22" style:family="text">
      <style:text-properties fo:font-weight="normal" officeooo:rsid="01a49df8" style:font-weight-asian="normal" style:font-weight-complex="normal"/>
    </style:style>
    <style:style style:name="T23" style:family="text">
      <style:text-properties fo:font-weight="normal" officeooo:rsid="0103f1b0" style:font-weight-asian="normal" style:font-weight-complex="normal"/>
    </style:style>
    <style:style style:name="T24" style:family="text">
      <style:text-properties fo:font-weight="normal" officeooo:rsid="010577e8" style:font-weight-asian="normal" style:font-weight-complex="normal"/>
    </style:style>
    <style:style style:name="T25" style:family="text">
      <style:text-properties fo:font-weight="normal" officeooo:rsid="0107f30b" style:font-weight-asian="normal" style:font-weight-complex="normal"/>
    </style:style>
    <style:style style:name="T26" style:family="text">
      <style:text-properties fo:font-weight="normal" officeooo:rsid="01084235" style:font-weight-asian="normal" style:font-weight-complex="normal"/>
    </style:style>
    <style:style style:name="T27" style:family="text">
      <style:text-properties fo:font-weight="normal" officeooo:rsid="0108fbc3" style:font-weight-asian="normal" style:font-weight-complex="normal"/>
    </style:style>
    <style:style style:name="T28" style:family="text">
      <style:text-properties fo:font-weight="normal" officeooo:rsid="01090818" style:font-weight-asian="normal" style:font-weight-complex="normal"/>
    </style:style>
    <style:style style:name="T29" style:family="text">
      <style:text-properties officeooo:rsid="01016b7f"/>
    </style:style>
    <style:style style:name="T30" style:family="text">
      <style:text-properties officeooo:rsid="00fc586d"/>
    </style:style>
    <style:style style:name="T31" style:family="text">
      <style:text-properties officeooo:rsid="00f8dd92"/>
    </style:style>
    <style:style style:name="T32" style:family="text">
      <style:text-properties officeooo:rsid="010aa615"/>
    </style:style>
    <style:style style:name="T33" style:family="text">
      <style:text-properties officeooo:rsid="010b7eab"/>
    </style:style>
    <style:style style:name="T34" style:family="text">
      <style:text-properties officeooo:rsid="0113965f"/>
    </style:style>
    <style:style style:name="T35" style:family="text">
      <style:text-properties officeooo:rsid="0110136c"/>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5">DuneNvme</text:span><text:span text:style-name="T6">Test</text:span></text:p>
      <text:p text:style-name="P43"><text:span text:style-name="T4">D</text:span><text:span text:style-name="T3">une NVME FPGA Tests</text:span></text:p>
      <text:p text:style-name="P10"/>
      <table:table table:name="Table1" table:style-name="Table1">
        <table:table-column table:style-name="Table1.A"/>
        <table:table-column table:style-name="Table1.B"/>
        <table:table-row>
          <table:table-cell table:style-name="Table1.A1" office:value-type="string">
            <text:p text:style-name="P4">Project</text:p>
          </table:table-cell>
          <table:table-cell table:style-name="Table1.B1" office:value-type="string">
            <text:p text:style-name="P5">DuneNvme</text:p>
          </table:table-cell>
        </table:table-row>
        <table:table-row>
          <table:table-cell table:style-name="Table1.A2" office:value-type="string">
            <text:p text:style-name="P4">Date</text:p>
          </table:table-cell>
          <table:table-cell table:style-name="Table1.B2" office:value-type="string">
            <text:p text:style-name="P4">20<text:span text:style-name="T2">20-04-12</text:span></text:p>
          </table:table-cell>
        </table:table-row>
        <table:table-row>
          <table:table-cell table:style-name="Table1.A2" office:value-type="string">
            <text:p text:style-name="P4">Reference</text:p>
          </table:table-cell>
          <table:table-cell table:style-name="Table1.B2" office:value-type="string">
            <text:p text:style-name="P5">DuneNvme<text:span text:style-name="T9">Test</text:span></text:p>
          </table:table-cell>
        </table:table-row>
        <table:table-row>
          <table:table-cell table:style-name="Table1.A2" office:value-type="string">
            <text:p text:style-name="P4">Author</text:p>
          </table:table-cell>
          <table:table-cell table:style-name="Table1.B2" office:value-type="string">
            <text:p text:style-name="P4">Dr Terry Barnaby</text:p>
          </table:table-cell>
        </table:table-row>
      </table:table>
      <text:h text:style-name="Heading_20_1" text:outline-level="1">Introduction</text:h>
      <text:p text:style-name="P9">This directory contains a simple NVMe test environment that allows experimentation with the low level PCIe NVMe interfaces as available on a Xilinx FPGA environment.</text:p>
      <text:p text:style-name="P7">Th<text:span text:style-name="T9">e directory contains </text:span>the source code, simulation environment and build environment for the <text:span text:style-name="T7">Nvme test</text:span> FPGA firmware <text:span text:style-name="T9">as well as the nvme_test host software</text:span>.</text:p>
      <text:h text:style-name="Heading_20_1" text:outline-level="1">Directories</text:h>
      <table:table table:name="Table2" table:style-name="Table2">
        <table:table-column table:style-name="Table2.A"/>
        <table:table-column table:style-name="Table2.B"/>
        <table:table-row>
          <table:table-cell table:style-name="Table2.A1" office:value-type="string">
            <text:p text:style-name="P3">src</text:p>
          </table:table-cell>
          <table:table-cell table:style-name="Table2.B1" office:value-type="string">
            <text:p text:style-name="P3">The main VHDL source code</text:p>
          </table:table-cell>
        </table:table-row>
        <table:table-row>
          <table:table-cell table:style-name="Table2.A2" office:value-type="string">
            <text:p text:style-name="P3">ip-core</text:p>
          </table:table-cell>
          <table:table-cell table:style-name="Table2.B2" office:value-type="string">
            <text:p text:style-name="P3">IP cores <text:span text:style-name="T7">generated with Vivado</text:span></text:p>
          </table:table-cell>
        </table:table-row>
        <table:table-row>
          <table:table-cell table:style-name="Table2.A2" office:value-type="string">
            <text:p text:style-name="P3">sim</text:p>
          </table:table-cell>
          <table:table-cell table:style-name="Table2.B2" office:value-type="string">
            <text:p text:style-name="P3">The simulation environment</text:p>
          </table:table-cell>
        </table:table-row>
        <table:table-row>
          <table:table-cell table:style-name="Table2.A2" office:value-type="string">
            <text:p text:style-name="P6">vivado</text:p>
          </table:table-cell>
          <table:table-cell table:style-name="Table2.B2" office:value-type="string">
            <text:p text:style-name="P3">The build environment</text:p>
          </table:table-cell>
        </table:table-row>
        <table:table-row>
          <table:table-cell table:style-name="Table2.A2" office:value-type="string">
            <text:p text:style-name="P3">test</text:p>
          </table:table-cell>
          <table:table-cell table:style-name="Table2.B2" office:value-type="string">
            <text:p text:style-name="P3">Host test programs accessing the FPGA firmware</text:p>
          </table:table-cell>
        </table:table-row>
        <table:table-row>
          <table:table-cell table:style-name="Table2.A2" office:value-type="string">
            <text:p text:style-name="P15">docsrc</text:p>
          </table:table-cell>
          <table:table-cell table:style-name="Table2.B2" office:value-type="string">
            <text:p text:style-name="P15">Source for the documentation</text:p>
          </table:table-cell>
        </table:table-row>
        <table:table-row>
          <table:table-cell table:style-name="Table2.A7" office:value-type="string">
            <text:p text:style-name="P15">doc</text:p>
          </table:table-cell>
          <table:table-cell table:style-name="Table2.B7" office:value-type="string">
            <text:p text:style-name="P15">Output for the documentation</text:p>
          </table:table-cell>
        </table:table-row>
      </table:table>
      <text:h text:style-name="P11" text:outline-level="1">Test Program</text:h>
      <text:p text:style-name="P8">The test Linux host program is in the test directory and is called nvme_test. This program communicates with an NVMe device through the FPGA connected to the host machines PCIe bus. This program allows experimentation with the NVMe low level PCIe interface.</text:p>
      <text:h text:style-name="Heading_20_1" text:outline-level="1">Build<text:span text:style-name="T7">ing the FPGA bit file and programming</text:span></text:h>
      <text:list xml:id="list1801016970" text:style-name="L1">
        <text:list-item>
          <text:p text:style-name="P16">cd <text:span text:style-name="T7">vivado</text:span> </text:p>
        </text:list-item>
        <text:list-item>
          <text:p text:style-name="P17">make clean</text:p>
        </text:list-item>
        <text:list-item>
          <text:p text:style-name="P17"><text:span text:style-name="T10">make</text:span> all </text:p>
        </text:list-item>
        <text:list-item>
          <text:p text:style-name="P16">make program</text:p>
        </text:list-item>
      </text:list>
      <text:h text:style-name="Heading_20_1" text:outline-level="1"><text:soft-page-break/>To Simulate <text:span text:style-name="T8">FPGA</text:span></text:h>
      <text:list xml:id="list2039001948" text:style-name="L2">
        <text:list-item>
          <text:p text:style-name="P42">cd sim </text:p>
        </text:list-item>
        <text:list-item>
          <text:p text:style-name="P42">Edit Makefile and testbench files for simulation required</text:p>
        </text:list-item>
        <text:list-item>
          <text:p text:style-name="P42">make </text:p>
        </text:list-item>
        <text:list-item>
          <text:p text:style-name="P18">make view</text:p>
        </text:list-item>
      </text:list>
      <text:h text:style-name="P12" text:outline-level="1">NVMe Experimentation</text:h>
      <text:p text:style-name="P20"><draw:frame draw:style-name="fr1" draw:name="Object6" text:anchor-type="paragraph" svg:x="-0.554cm" svg:y="2.133cm" svg:width="18.281cm" svg:height="10.255cm" draw:z-index="0"><draw:object xlink:href="./Object 1" xlink:type="simple" xlink:show="embed" xlink:actuate="onLoad"/><draw:image xlink:href="./ObjectReplacements/Object 1" xlink:type="simple" xlink:show="embed" xlink:actuate="onLoad"/><svg:desc>OLE-object</svg:desc></draw:frame>We setup a simple test system to allow us to communicate with the FPGA connected NVMe device to allow us to easily experiment with the protocols to configure and access the NVMe. This test system is in the <text:span text:style-name="T11">DuneNvmeStorageTest </text:span>software directory. In here there is a simple FPGA firmware design that allows the NVMe to be accessed from a Linux program over the hosts PCIe bus. The FPGA firmware has been designed to mimic the final system to a degree. It uses the following components:</text:p>
      <text:list xml:id="list303921465" text:style-name="L4">
        <text:list-item>
          <text:p text:style-name="P21"><text:span text:style-name="T13">PCIe DMA/IP:</text:span><text:span text:style-name="T15"> This is the standard Xilinx PCIe endpoint IP configured for an AXI-Lite bus and a bidirectional DMA stream. This is clocked from the 100 MHz PCIe connector and provides a user clock from this.</text:span></text:p>
        </text:list-item>
        <text:list-item>
          <text:p text:style-name="P22"><text:span text:style-name="T12">NvmeStorage:</text:span> This simple core has an API similar to the final systems <text:span text:style-name="T12">NvmeStorage</text:span><text:span text:style-name="T16"> core. It implements a simple set of test registers driven from the AXI-lite bus and </text:span><text:span text:style-name="T17">de-multiplexes/multiplexes</text:span><text:span text:style-name="T16"> </text:span><text:span text:style-name="T17">single </text:span><text:span text:style-name="T16">bidirectional DMA stream through to the </text:span><text:span text:style-name="T17">two Axi streams used by the </text:span><text:span text:style-name="T16">NVMe PCIe root complex. It performs the necessary clock </text:span><text:span text:style-name="T17">d</text:span><text:span text:style-name="T16">omain crossings to do this.</text:span></text:p>
        </text:list-item>
        <text:list-item>
          <text:p text:style-name="P22"><text:span text:style-name="T14">Nvme </text:span><text:span text:style-name="T12">PCIe Root Complex:</text:span><text:span text:style-name="T16"> This implements a PCIe root complex that the external NVMe device is connected to. It only uses </text:span><text:span text:style-name="T17">4</text:span><text:span text:style-name="T16"> PCIe lane</text:span><text:span text:style-name="T17">s</text:span><text:span text:style-name="T16"> at a </text:span><text:span text:style-name="T17">relatively </text:span><text:span text:style-name="T16">slow speed to simplify the system. </text:span><text:soft-page-break/><text:span text:style-name="T18">This is clocked from the 100 MHz </text:span><text:span text:style-name="T19">NVMe carrier boards FMC</text:span><text:span text:style-name="T18"> connector and provides a user clock from this.</text:span></text:p>
        </text:list-item>
        <text:list-item>
          <text:p text:style-name="P22"><text:span text:style-name="T12">NVMe device:</text:span><text:span text:style-name="T16"> One of the example NVMe’s was installed in the carrier board.</text:span></text:p>
        </text:list-item>
        <text:list-item>
          <text:p text:style-name="P23">Bfpga Driver:<text:span text:style-name="T16"> This is a simple Linux driver of our own design. </text:span><text:span text:style-name="T17">It is based on our driber/IpCore system but has been modified to work with the Xilinx XDMA IpCore. </text:span><text:span text:style-name="T16">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4">Test-nvme:<text:span text:style-name="T16">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P13" text:outline-level="2"><text:bookmark-start text:name="__RefHeading___Toc2040_1477397975"/>Some points on th<text:span text:style-name="T29">e test</text:span> system<text:bookmark-end text:name="__RefHeading___Toc2040_1477397975"/></text:h>
      <text:list xml:id="list3752400928" text:style-name="L8">
        <text:list-item>
          <text:p text:style-name="P25">The<text:span text:style-name="T30">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6">The system reset is driven from one of two sources. The hosts PCIe connector and a timed pulse from FPGA design start. This reset is also used to reset the Nvme <text:span text:style-name="T31">PCIe Root Complex </text:span>and the external NVMe devices. This reset can be driven from the Linux host.</text:p>
        </text:list-item>
        <text:list-item>
          <text:p text:style-name="P27">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7">When re-loading the FPGA bit file you should:</text:p>
          <text:list>
            <text:list-item>
              <text:p text:style-name="P27">Program the FPGA over the USB-JTAG cable using Vivado.</text:p>
            </text:list-item>
            <text:list-item>
              <text:p text:style-name="P27">Unload the bfpga driver. “rmmod bfpga”;</text:p>
            </text:list-item>
            <text:list-item>
              <text:p text:style-name="P27">Rescan the PCIe bus: “echo 1 &gt; /sys/bus/pci/rescan”</text:p>
            </text:list-item>
            <text:list-item>
              <text:p text:style-name="P27">Reset the PCIe device: “echo 1 &gt; /sys/bus/pci/devices/0000:01:00.0/reset”</text:p>
            </text:list-item>
            <text:list-item>
              <text:p text:style-name="P27">Re-install the bfpga driver: “insmod bfpga.ko”</text:p>
            </text:list-item>
            <text:list-item>
              <text:p text:style-name="P27">The command “make load” in the test software directory will perform these commands.</text:p>
            </text:list-item>
          </text:list>
        </text:list-item>
        <text:list-item>
          <text:p text:style-name="P28"><text:soft-page-break/>The nvme-test program will communicate with the NvmeStorage core and NVMe using the bfpga driver. <text:span text:style-name="T29">It accesses the NvmeStorage cores registers and sends PCIe transactions back and forth over the DMA links.</text:span></text:p>
        </text:list-item>
      </text:list>
      <text:h text:style-name="P13" text:outline-level="2"><text:bookmark-start text:name="__RefHeading___Toc2042_1477397975"/>Notes on <text:span text:style-name="T29">test system’s </text:span>NVMe access<text:span text:style-name="T29">es</text:span><text:bookmark-end text:name="__RefHeading___Toc2042_1477397975"/></text:h>
      <text:p text:style-name="P30">The main documentation for this is:</text:p>
      <text:list xml:id="list3958631195" text:style-name="L9">
        <text:list-item>
          <text:p text:style-name="P40"><text:a xlink:type="simple" xlink:href="../../../../info/NVM_Express_Revision_1.3.pdf" text:style-name="Internet_20_link" text:visited-style-name="Visited_20_Internet_20_Link">NVM_Express_Revision_1.3.pdf</text:a></text:p>
        </text:list-item>
        <text:list-item>
          <text:p text:style-name="P40"><text:a xlink:type="simple" xlink:href="../../../../doc/kcu105/pg156-ultrascale-pcie-gen3.pdf" text:style-name="Internet_20_link" text:visited-style-name="Visited_20_Internet_20_Link">pg156-ultrascale-pcie-gen3.pdf</text:a></text:p>
        </text:list-item>
        <text:list-item>
          <text:p text:style-name="P40"><text:a xlink:type="simple" xlink:href="../../../../doc/kcu105/pg195-pcie-dma.pdf" text:style-name="Internet_20_link" text:visited-style-name="Visited_20_Internet_20_Link">pg195-pcie-dma.pdf</text:a></text:p>
        </text:list-item>
      </text:list>
      <text:list xml:id="list2387751007" text:style-name="L10">
        <text:list-item>
          <text:p text:style-name="P41"><text:span text:style-name="T29">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20">and better to use the Xilnx s</text:span><text:span text:style-name="T16">oft PHY IP core </text:span><text:span text:style-name="T20">instead.</text:span></text:p>
        </text:list-item>
        <text:list-item>
          <text:p text:style-name="P41"><text:span text:style-name="T20">The Xilinx PCIe 3.1 hard block’</text:span><text:span text:style-name="T21">s s</text:span><text:span text:style-name="T20">_axis_rq_tuser </text:span><text:span text:style-name="T21">signals need to provide the last_be signals at the start of the packet and they need to be set to “0000” when only one </text:span><text:span text:style-name="T22">or no </text:span><text:span text:style-name="T21">DWORD’</text:span><text:span text:style-name="T22">s</text:span><text:span text:style-name="T21"> </text:span><text:span text:style-name="T22">are</text:span><text:span text:style-name="T21"> sent. </text:span><text:span text:style-name="T22">The NvmeStorage module peeks at the first 128 bits of the PCIe TLP packet to determine the numWords in the packet and sets this accordingly.</text:span></text:p>
        </text:list-item>
        <text:list-item>
          <text:p text:style-name="P31"><text:span text:style-name="T23">T</text:span><text:span text:style-name="T16">he maximum packet size appears to be 128 bytes in this system. This means there is a fair degree of overhead with the packet header size. It might be possible to increase this. The Xilinx PCIe hard block supports up to 1024 Byte packets. </text:span><text:span text:style-name="T24">This needs to be looked at</text:span><text:span text:style-name="T25"> as the packet size should have been 512 bytes, but TLP header size may be within this 512 bytes</text:span><text:span text:style-name="T24">. There is both the host’s PCIe and the NVMe’s interfaces to be looked at wrt to this. </text:span><text:span text:style-name="T26">When a block write of 512 bytes is made this results in 4 separate packets of 128 bytes (data) </text:span><text:span text:style-name="T27">each with 12 bytes of header (10% data overhead + 4 x wri</text:span><text:span text:style-name="T28">t</text:span><text:span text:style-name="T27">e processing overhead)</text:span><text:span text:style-name="T26">.</text:span></text:p>
        </text:list-item>
        <text:list-item>
          <text:p text:style-name="P29">The NVMe protocol is based around DMA reads and writes. However this can be extrapolated to simple command and data FIFO’s.</text:p>
        </text:list-item>
        <text:list-item>
          <text:p text:style-name="P29">When an error occurs, the error handling and reporting is not that good. Some commands return a status value, but often this is just a standard error value. Asynchronous error reporting is available but this requires an Asynchronous read com<text:span text:style-name="T32">m</text:span>and to be called prior to getting the error message. We have also found that <text:span text:style-name="T32">often a command such as a write, will return a status of say 6 (internal error) but there is no asynchronous error response and other information as to what actually the error was.</text:span></text:p>
        </text:list-item>
      </text:list>
      <text:h text:style-name="P13" text:outline-level="2"><text:bookmark-start text:name="__RefHeading___Toc2296_1477397975"/>NVMe Con<text:span text:style-name="T33">fig</text:span>uration and usage<text:bookmark-end text:name="__RefHeading___Toc2296_1477397975"/></text:h>
      <text:p text:style-name="P32">From our testing, the simplest and most basic configuration and usages is as follows:</text:p>
      <text:list xml:id="list3312579929" text:style-name="L11">
        <text:list-item>
          <text:p text:style-name="P33"><text:soft-page-break/>Most of the accesses are by an address. Although 64bit addresses are used we only use the lower 32bits and use the top 4 bit nibble (bits 28-31) to define where the data is to be read from/received from <text:span text:style-name="T34">for simplicity</text:span>. This could link to a memory address or a FIFO queue.</text:p>
        </text:list-item>
        <text:list-item>
          <text:p text:style-name="P34">Write to the PCIe command register the value 0x06 to enable memory accesses and bus master accesses.</text:p>
        </text:list-item>
        <text:list-item>
          <text:p text:style-name="P33">Setup the NVMe control register to set the IO queue request and reply entry sizes (64 and 16 bytes).</text:p>
        </text:list-item>
        <text:list-item>
          <text:p text:style-name="P33">Setup an address to Admin Queue request fetches. Say 0x10000000.</text:p>
        </text:list-item>
        <text:list-item>
          <text:p text:style-name="P33">Setup an address to Admin Queue reply storage. Say 0x20000000.</text:p>
        </text:list-item>
        <text:list-item>
          <text:p text:style-name="P33">Start the controller running by setting bit 0 of the control register. Note that clearing bit 0 and setting it to 1 appears to do a soft reset of some things.</text:p>
        </text:list-item>
        <text:list-item>
          <text:p text:style-name="P33">Setup one or more IO request/reply queues by sending commands via the admin request/reply queues. Their memory addresses can be set to 0x20000000, 0x30000000, ...</text:p>
        </text:list-item>
        <text:list-item>
          <text:p text:style-name="P33">Optionally send a GetAsynchronousEvent message so that asynchronous events will be reported.</text:p>
        </text:list-item>
        <text:list-item>
          <text:p text:style-name="P35">Optionally find the block size and number of blocks in namespace 1. Namespace 1 seems to be present on new NVMe devices.</text:p>
        </text:list-item>
        <text:list-item>
          <text:p text:style-name="P36">When the NVMe device has sent something into its request queue it should send a MSI-X interrupt message.</text:p>
        </text:list-item>
        <text:list-item>
          <text:p text:style-name="P37">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38"><text:span text:style-name="T35">Queued r</text:span>equests are 64 bytes or 16 Dwords (32 bits) in size. <text:span text:style-name="T35">Queued r</text:span>eplies are 12 bytes or 3 Dwords in size.</text:p>
        </text:list-item>
        <text:list-item>
          <text:p text:style-name="P39">The NVMe queues and data reads could be implemented using block ram organises as random accessed memory or simpler FIFO queues. The FIFO queues sound like the simplest solution as the data needs to be send in a stream anyway.</text:p>
        </text:list-item>
        <text:list-item>
          <text:p text:style-name="P19">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5</text:page-number></text:span><text:span text:style-name="MT1"><text:s/>of </text:span><text:span text:style-name="MT1"><text:page-count>5</text:page-count></text:span></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4-12T08:20:44.770257185</dc:date>
    <meta:editing-duration>PT4H17M47S</meta:editing-duration>
    <meta:editing-cycles>56</meta:editing-cycles>
    <meta:generator>LibreOffice/6.3.5.2$Linux_X86_64 LibreOffice_project/30$Build-2</meta:generator>
    <dc:creator>Terry Barnaby</dc:creator>
    <meta:document-statistic meta:table-count="2" meta:image-count="0" meta:object-count="1" meta:page-count="5" meta:paragraph-count="88" meta:word-count="1715" meta:character-count="9812" meta:non-whitespace-character-count="8228"/>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2cm" fo:min-width="1.33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1.7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03cm" fo:min-width="1.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03cm" fo:min-width="2.195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2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